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137" officeooo:paragraph-rsid="00136137"/>
    </style:style>
    <style:style style:name="P2" style:family="paragraph" style:parent-style-name="Standard">
      <style:text-properties officeooo:rsid="00136137" officeooo:paragraph-rsid="00154301"/>
    </style:style>
    <style:style style:name="P3" style:family="paragraph" style:parent-style-name="Standard">
      <style:text-properties officeooo:rsid="0017fa01" officeooo:paragraph-rsid="0017fa01"/>
    </style:style>
    <style:style style:name="P4" style:family="paragraph" style:parent-style-name="Standard" style:list-style-name="L1">
      <style:text-properties officeooo:rsid="0017fa01" officeooo:paragraph-rsid="0017fa01"/>
    </style:style>
    <style:style style:name="P5" style:family="paragraph" style:parent-style-name="Standard" style:list-style-name="L1">
      <style:text-properties officeooo:rsid="00194b4a" officeooo:paragraph-rsid="00194b4a"/>
    </style:style>
    <style:style style:name="P6" style:family="paragraph" style:parent-style-name="Standard">
      <style:text-properties officeooo:rsid="001c7d8a" officeooo:paragraph-rsid="001c7d8a"/>
    </style:style>
    <style:style style:name="P7" style:family="paragraph" style:parent-style-name="Standard" style:list-style-name="L2">
      <style:text-properties officeooo:rsid="001c7d8a" officeooo:paragraph-rsid="001c7d8a"/>
    </style:style>
    <style:style style:name="P8" style:family="paragraph" style:parent-style-name="Standard" style:list-style-name="L2">
      <style:text-properties officeooo:rsid="001df903" officeooo:paragraph-rsid="001df903"/>
    </style:style>
    <style:style style:name="P9" style:family="paragraph" style:parent-style-name="Standard" style:list-style-name="L2">
      <style:text-properties officeooo:rsid="00244f3d" officeooo:paragraph-rsid="00244f3d"/>
    </style:style>
    <style:style style:name="T1" style:family="text">
      <style:text-properties officeooo:rsid="00154301"/>
    </style:style>
    <style:style style:name="T2" style:family="text">
      <style:text-properties officeooo:rsid="0015ef58"/>
    </style:style>
    <style:style style:name="T3" style:family="text">
      <style:text-properties officeooo:rsid="0019bc5d"/>
    </style:style>
    <style:style style:name="T4" style:family="text">
      <style:text-properties officeooo:rsid="001ae99d"/>
    </style:style>
    <style:style style:name="T5" style:family="text">
      <style:text-properties officeooo:rsid="001c7d8a"/>
    </style:style>
    <style:style style:name="T6" style:family="text">
      <style:text-properties officeooo:rsid="001df903"/>
    </style:style>
    <style:style style:name="T7" style:family="text">
      <style:text-properties officeooo:rsid="00212e50"/>
    </style:style>
    <style:style style:name="T8" style:family="text">
      <style:text-properties officeooo:rsid="002297a9"/>
    </style:style>
    <style:style style:name="T9" style:family="text">
      <style:text-properties officeooo:rsid="002483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In life sometimes we need to deal with uncooperative people. Their existence is guaranteed. When there is no preexisting social relationship between the two, people can easily choose not to cooperate.</text:p>
      <text:p text:style-name="P2">When you deal with uncooperative people, it is hard to make it work because you cannot make them cooperate. <text:span text:style-name="T1">The better way to deal with it is to stay away from such relationships.</text:span></text:p>
      <text:p text:style-name="P2"/>
      <text:p text:style-name="P2"><text:span text:style-name="T2">There are three types of power position in relationships. Holding more power, holding less power, equal power. When powers are presumed to be equal, people can choose to be uncooperative because they have no incentive to cooperate; it is up to their whim to cooperate or not to cooperate. Therefore it is futile to expect an equilibrium where participants choose to cooperate.</text:span></text:p>
      <text:p text:style-name="P2"/>
      <text:p text:style-name="P3">In such situations, you solve the uncooperative situation in the several following ways,</text:p>
      <text:list xml:id="list3164784107" text:style-name="L1">
        <text:list-item>
          <text:p text:style-name="P4"><text:span text:style-name="T5">Actively </text:span>end such a relationship </text:p>
        </text:list-item>
        <text:list-item>
          <text:p text:style-name="P5"><text:span text:style-name="T4">S</text:span>taying away, constructively ending the relationship</text:p>
        </text:list-item>
        <text:list-item>
          <text:p text:style-name="P4"><text:span text:style-name="T5">Attempt to solve it</text:span>, losing power <text:span text:style-name="T3">in the process</text:span></text:p>
        </text:list-item>
      </text:list>
      <text:p text:style-name="P3"/>
      <text:p text:style-name="P3"/>
      <text:p text:style-name="P6">The causes of such uncooperative situation is </text:p>
      <text:list xml:id="list1054742084" text:style-name="L2">
        <text:list-item>
          <text:p text:style-name="P7"><text:span text:style-name="T7">Uncooperating p</text:span>articipant losing respect <text:span text:style-name="T8">of the other participants</text:span></text:p>
        </text:list-item>
        <text:list-item>
          <text:p text:style-name="P7">participants are self-sufficient, and there is no clear dependence structure</text:p>
        </text:list-item>
        <text:list-item>
          <text:p text:style-name="P9">There is a sudden shift in status of one of the participants (like 2015.9), <text:span text:style-name="T9">which the uncooperating participant views as its opportunity to engage in uncooperative behavior</text:span></text:p>
        </text:list-item>
        <text:list-item>
          <text:p text:style-name="P7">The uncooperating participant attempts to pull a power coup, in which it attempts to gain <text:span text:style-name="T6">greater power. Requesting the other party to do something which previously wasn’t the routine. </text:span></text:p>
        </text:list-item>
        <text:list-item>
          <text:p text:style-name="P8"/>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9:24:37.622019836</meta:creation-date>
    <meta:generator>LibreOffice/6.0.7.3$Linux_X86_64 LibreOffice_project/00m0$Build-3</meta:generator>
    <dc:date>2019-04-27T19:36:03.372734775</dc:date>
    <meta:editing-duration>PT11M17S</meta:editing-duration>
    <meta:editing-cycles>21</meta:editing-cycles>
    <meta:document-statistic meta:table-count="0" meta:image-count="0" meta:object-count="0" meta:page-count="1" meta:paragraph-count="13" meta:word-count="248" meta:character-count="1537" meta:non-whitespace-character-count="1306"/>
  </office:meta>
</office:document-meta>
</file>